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co1" style:family="table-column">
      <style:table-column-properties style:column-width="8.665cm" style:use-optimal-column-width="false"/>
    </style:style>
    <style:style style:name="co2" style:family="table-column">
      <style:table-column-properties style:column-width="8.67cm" style:use-optimal-column-width="false"/>
    </style:style>
    <style:style style:name="co3" style:family="table-column">
      <style:table-column-properties style:column-width="7.645cm" style:use-optimal-column-width="false"/>
    </style:style>
    <style:style style:name="co4" style:family="table-column">
      <style:table-column-properties style:column-width="7.648cm" style:use-optimal-column-width="false"/>
    </style:style>
    <style:style style:name="ro1" style:family="table-row">
      <style:table-row-properties style:row-height="1.048cm"/>
    </style:style>
    <style:style style:name="ro2" style:family="table-row">
      <style:table-row-properties style:row-height="2.394cm"/>
    </style:style>
    <style:style style:name="ro3" style:family="table-row">
      <style:table-row-properties style:row-height="1.683cm"/>
    </style:style>
    <style:style style:name="ro4" style:family="table-row">
      <style:table-row-properties style:row-height="0.972cm"/>
    </style:style>
    <style:style style:name="ro5" style:family="table-row">
      <style:table-row-properties style:row-height="2.667cm"/>
    </style:style>
    <style:style style:name="ro6" style:family="table-row">
      <style:table-row-properties style:row-height="1.711cm"/>
    </style:style>
    <style:style style:name="ro7" style:family="table-row">
      <style:table-row-properties style:row-height="2.435cm"/>
    </style:style>
    <style:style style:name="ro8" style:family="table-row">
      <style:table-row-properties style:row-height="0.991cm"/>
    </style:style>
    <style:style style:name="ce1" style:family="table-cell">
      <style:graphic-properties style:repeat="repeat"/>
      <style:text-properties fo:font-size="20pt" style:font-size-asian="20pt" style:font-size-complex="20pt"/>
    </style:style>
    <style:style style:name="ce2" style:family="table-cell">
      <style:graphic-properties style:repeat="repeat"/>
      <style:text-properties fo:font-size="18pt" style:font-size-asian="18pt" style:font-size-complex="18pt"/>
    </style:style>
    <style:style style:name="ce3" style:family="table-cell">
      <style:graphic-properties style:repeat="repeat"/>
      <style:paragraph-properties fo:text-align="justify"/>
      <style:text-properties fo:font-size="18pt" style:font-size-asian="18pt" style:font-size-complex="18pt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20pt"/>
    </style:style>
    <style:style style:name="P3" style:family="paragraph">
      <style:paragraph-properties fo:text-align="justify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7pt" style:font-size-asian="27pt" style:font-size-complex="27pt"/>
    </style:style>
    <style:style style:name="T6" style:family="text">
      <style:text-properties fo:font-size="23pt" style:font-size-asian="23pt" style:font-size-complex="2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EEG-Anlagestammdat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EEG-Anlagestammdaten</text:span></text:p>
          </draw:text-box>
        </draw:frame>
        <draw:frame presentation:style-name="pr4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<text:span text:style-name="T2">EEG-Anlagestammdaten</text:span></text:p>
                <text:list>
                  <text:list-item>
                    <text:p>Leistungs- und Standortinformationen von Energie erzeugenden Anlagen nach EEG</text:p>
                  </text:list-item>
                  <text:list-item>
                    <text:p>weitere Informationen, bspw. Inbetriebnahmedatum, Energieträger, etc.</text:p>
                  </text:list-item>
                  <text:list-item>
                    <text:p>Jede Anlage eindeutig durch Anlagenummer/Anlageschlüssel bestimm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629cm" svg:x="1.4cm" svg:y="0.776cm" presentation:class="title" presentation:user-transformed="true">
          <draw:text-box>
            <text:p><text:span text:style-name="T1">EEG-Anlagestammdaten</text:span> - Quellen</text:p>
          </draw:text-box>
        </draw:frame>
        <draw:frame presentation:style-name="pr4" draw:layer="layout" svg:width="25.2cm" svg:height="14.286cm" svg:x="1.4cm" svg:y="4.914cm" presentation:class="outline" presentation:user-transformed="true">
          <draw:text-box>
            <text:list text:style-name="L2">
              <text:list-item>
                <text:p>Genutzte Stammdaten-Quellen</text:p>
                <text:list>
                  <text:list-item>
                    <text:p>50Hertz</text:p>
                    <text:list>
                      <text:list-item>
                        <text:p>Übertragungsnetzbetreiber </text:p>
                      </text:list-item>
                      <text:list-item>
                        <text:p>CSV-Export mit Filtermöglichkeit</text:p>
                      </text:list-item>
                    </text:list>
                  </text:list-item>
                  <text:list-item>
                    <text:p>eeg-kwk.net</text:p>
                    <text:list>
                      <text:list-item>
                        <text:p>Informationsportal der Übertragungsnetzbetreiber</text:p>
                      </text:list-item>
                      <text:list-item>
                        <text:p>Stammdaten aller Übertragungsnetzbetreiber</text:p>
                      </text:list-item>
                      <text:list-item>
                        <text:p>Download als CSV</text:p>
                      </text:list-item>
                    </text:list>
                  </text:list-item>
                  <text:list-item>
                    <text:p>Mitteldeutsche Netzgesellschaft Strom mbH </text:p>
                    <text:list>
                      <text:list-item>
                        <text:p>Netzbetreiber</text:p>
                      </text:list-item>
                      <text:list-item>
                        <text:p>Download als PDF</text:p>
                      </text:list-item>
                    </text:list>
                  </text:list-item>
                  <text:list-item>
                    <text:p>Netz Leipzig GmbH</text:p>
                    <text:list>
                      <text:list-item>
                        <text:p>Netzbetreiber</text:p>
                      </text:list-item>
                      <text:list-item>
                        <text:p>Download als PDF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629cm" svg:x="1.4cm" svg:y="0.776cm" presentation:class="title" presentation:user-transformed="true">
          <draw:text-box>
            <text:p><text:span text:style-name="T1">EEG-Anlagestammdaten</text:span> - Quantität</text:p>
          </draw:text-box>
        </draw:frame>
        <draw:frame draw:style-name="standard" draw:layer="layout" svg:width="25.999cm" svg:height="8.49cm" svg:x="1.116cm" svg:y="5.28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Datensatz-Quelle</text:span></text:p>
              </table:table-cell>
              <table:table-cell>
                <text:p><text:span text:style-name="T3">Anlagen insgesamt</text:span></text:p>
              </table:table-cell>
              <table:table-cell>
                <text:p><text:span text:style-name="T3">Anlagen nur in Leipzig</text:span></text:p>
              </table:table-cell>
            </table:table-row>
            <table:table-row table:style-name="ro2" table:default-cell-style-name="ce3">
              <table:table-cell table:style-name="ce2">
                <text:p><text:span text:style-name="T4">50Hertz.com</text:span></text:p>
                <text:p><text:span text:style-name="T4">Filter: nur Anlagen aus Sachsen</text:span></text:p>
              </table:table-cell>
              <table:table-cell>
                <text:p text:style-name="P3"><text:span text:style-name="T4">30217</text:span></text:p>
              </table:table-cell>
              <table:table-cell>
                <text:p text:style-name="P3"><text:span text:style-name="T4">1319</text:span></text:p>
                <text:p text:style-name="P3"><text:span text:style-name="T4">(davon 122 von 2013)</text:span></text:p>
              </table:table-cell>
            </table:table-row>
            <table:table-row table:style-name="ro2" table:default-cell-style-name="ce3">
              <table:table-cell>
                <text:p text:style-name="P3"><text:span text:style-name="T4">eeg-kwk.net</text:span></text:p>
                <text:p text:style-name="P3"><text:span text:style-name="T4">nur Anlagen aus 50Hertz Netz</text:span></text:p>
              </table:table-cell>
              <table:table-cell>
                <text:p text:style-name="P3"><text:span text:style-name="T4">117598</text:span></text:p>
              </table:table-cell>
              <table:table-cell>
                <text:p text:style-name="P3"><text:span text:style-name="T4">1217</text:span></text:p>
              </table:table-cell>
            </table:table-row>
            <table:table-row table:style-name="ro3" table:default-cell-style-name="ce3">
              <table:table-cell table:style-name="ce2">
                <text:p><text:span text:style-name="T4">Mitteldeutsche Netzgesellschaft Strom mbH</text:span></text:p>
              </table:table-cell>
              <table:table-cell>
                <text:p text:style-name="P3"><text:span text:style-name="T4">31190</text:span></text:p>
              </table:table-cell>
              <table:table-cell>
                <text:p text:style-name="P3"><text:span text:style-name="T4">579</text:span></text:p>
              </table:table-cell>
            </table:table-row>
            <table:table-row table:style-name="ro4" table:default-cell-style-name="ce3">
              <table:table-cell>
                <text:p text:style-name="P3"><text:span text:style-name="T4">Netz Leipzig GmbH</text:span></text:p>
              </table:table-cell>
              <table:table-cell>
                <text:p text:style-name="P3"><text:span text:style-name="T4">638</text:span></text:p>
              </table:table-cell>
              <table:table-cell>
                <text:p text:style-name="P3"><text:span text:style-name="T4">61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alle Stammdaten von 2012, außer 50Hertz </text:p>
              </text:list-item>
              <text:list-item>
                <text:p>Insgesamt 1335 unterschiedliche Anlagen in Leipzi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629cm" svg:x="1.4cm" svg:y="0.776cm" presentation:class="title" presentation:user-transformed="true">
          <draw:text-box>
            <text:p><text:span text:style-name="T1">EEG-Anlagestammdaten</text:span> - Attribute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Wichtigste Stammdaten in jeden Datensatz vorhanden</text:p>
                <text:list>
                  <text:list-item>
                    <text:p><text:span text:style-name="T5">Anlagenschlüssel, Standort, Leistung, Energieträger, Einspeisungsebene, Inbetriebnahmedatum</text:span></text:p>
                  </text:list-item>
                </text:list>
              </text:list-item>
              <text:list-item>
                <text:p><text:s/>Unterschiedliche Zusatzinformationen über Anlagen</text:p>
                <text:list>
                  <text:list-item>
                    <text:p>Beispiele:</text:p>
                    <text:list>
                      <text:list-item>
                        <text:p><text:span text:style-name="T6">Datum der Ausserbetriebnahme (Netz Leipzig, eeg-kwk.net)</text:span></text:p>
                      </text:list-item>
                      <text:list-item>
                        <text:p><text:span text:style-name="T6">KWK-Anteil bei Biomasse (50Hertz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629cm" svg:x="1.4cm" svg:y="0.776cm" presentation:class="title" presentation:user-transformed="true">
          <draw:text-box>
            <text:p><text:span text:style-name="T1">EEG-Anlagestammdaten</text:span> – Qualität</text:p>
          </draw:text-box>
        </draw:frame>
        <draw:frame presentation:style-name="pr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Konflikte zwischen Datensätze</text:p>
                <text:list>
                  <text:list-item>
                    <text:p>Abweichende Werte für Anlageninformationen</text:p>
                  </text:list-item>
                  <text:list-item>
                    <text:p>Problem: Welcher Wert ist der Richtige?</text:p>
                  </text:list-item>
                </text:list>
              </text:list-item>
              <text:list-item>
                <text:p>656 Konflikte</text:p>
                <text:list>
                  <text:list-item>
                    <text:p>618 Abweichungen der Leistung (94%) </text:p>
                    <text:list>
                      <text:list-item>
                        <text:p>Unterschiedliche Genauigkeit</text:p>
                      </text:list-item>
                      <text:list-item>
                        <text:p>Festlegen auf genauesten Wert</text:p>
                      </text:list-item>
                    </text:list>
                  </text:list-item>
                  <text:list-item>
                    <text:p>27 Abweichungen der Schreibweise, aber gleiche Bedeutung </text:p>
                    <text:list>
                      <text:list-item>
                        <text:p>Beispiel: „Wind“ und „Windenergie“ als Energieträger</text:p>
                      </text:list-item>
                    </text:list>
                  </text:list-item>
                  <text:list-item>
                    <text:p>11 unlösbare Konflikt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629cm" svg:x="1.4cm" svg:y="0.776cm" presentation:class="title" presentation:user-transformed="true">
          <draw:text-box>
            <text:p><text:span text:style-name="T1">EEG-Anlagestammdaten</text:span> - Aktualität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standard" draw:layer="layout" svg:width="22.937cm" svg:height="9.514cm" svg:x="2.862cm" svg:y="4.91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5" table:default-cell-style-name="ce1">
              <table:table-cell>
                <text:p><text:span text:style-name="T3">Quelle</text:span></text:p>
              </table:table-cell>
              <table:table-cell>
                <text:p><text:span text:style-name="T3">Veröffentlichung der Daten</text:span></text:p>
              </table:table-cell>
              <table:table-cell>
                <text:p><text:span text:style-name="T3">Aktualität der Anlageninformationen</text:span></text:p>
              </table:table-cell>
            </table:table-row>
            <table:table-row table:style-name="ro6" table:default-cell-style-name="ce3">
              <table:table-cell table:style-name="ce2">
                <text:p><text:span text:style-name="T4">50Hertz.com</text:span></text:p>
                <text:p><text:span text:style-name="T4"/></text:p>
              </table:table-cell>
              <table:table-cell>
                <text:p text:style-name="P3">November 2013*</text:p>
              </table:table-cell>
              <table:table-cell>
                <text:p text:style-name="P3">September 2013</text:p>
              </table:table-cell>
            </table:table-row>
            <table:table-row table:style-name="ro6" table:default-cell-style-name="ce3">
              <table:table-cell>
                <text:p text:style-name="P3"><text:span text:style-name="T4">eeg-kwk.net</text:span></text:p>
                <text:p text:style-name="P3"><text:span text:style-name="T4"/></text:p>
              </table:table-cell>
              <table:table-cell>
                <text:p text:style-name="P3"><text:span text:style-name="T4">31.05.2013</text:span></text:p>
              </table:table-cell>
              <table:table-cell>
                <text:p text:style-name="P3"><text:span text:style-name="T4">2012</text:span></text:p>
              </table:table-cell>
            </table:table-row>
            <table:table-row table:style-name="ro7" table:default-cell-style-name="ce3">
              <table:table-cell table:style-name="ce2">
                <text:p><text:span text:style-name="T4">Mitteldeutsche Netzgesellschaft Strom mbH</text:span></text:p>
              </table:table-cell>
              <table:table-cell>
                <text:p text:style-name="P3"><text:span text:style-name="T4">03.06.2013</text:span></text:p>
              </table:table-cell>
              <table:table-cell>
                <text:p text:style-name="P3"><text:span text:style-name="T4">2012</text:span></text:p>
              </table:table-cell>
            </table:table-row>
            <table:table-row table:style-name="ro8" table:default-cell-style-name="ce3">
              <table:table-cell>
                <text:p text:style-name="P3"><text:span text:style-name="T4">Netz Leipzig GmbH</text:span></text:p>
              </table:table-cell>
              <table:table-cell>
                <text:p text:style-name="P3"><text:span text:style-name="T4">08.10.2013</text:span></text:p>
              </table:table-cell>
              <table:table-cell>
                <text:p text:style-name="P3"><text:span text:style-name="T4">2012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ellen_20_Überschrift" style:display-name="Tabellen Überschrift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ellen_20_Inhalt" style:display-name="Tabellen Inhalt" style:family="graphic">
      <style:paragraph-properties style:text-autospace="none"/>
    </style:style>
    <style:style style:name="Verzeichnis" style:family="graphic">
      <style:paragraph-properties style:text-autospace="none"/>
      <style:text-properties style:font-name-asian="Lohit Devanagari2" style:font-family-asian="'Lohit Devanagari'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Lohit Devanagari2" style:font-family-asian="'Lohit Devanagari'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i </meta:initial-creator>
    <meta:creation-date>2014-01-14T23:55:47.169825819</meta:creation-date>
    <dc:date>2014-02-06T22:56:31.190597426</dc:date>
    <dc:creator>Andi </dc:creator>
    <meta:editing-duration>PT5H10M46S</meta:editing-duration>
    <meta:editing-cycles>88</meta:editing-cycles>
    <meta:generator>LibreOffice/4.1.3.2$Linux_X86_64 LibreOffice_project/410$Build-2</meta:generator>
    <meta:document-statistic meta:object-count="51"/>
  </office:meta>
</office:document-meta>
</file>